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>
      <style:table-cell-properties fo:border="thin solid #000000" fo:background-color="#FFFF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7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5.02708333333333cm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11.0066666666667cm"/>
    </style:style>
    <style:style style:name="co4" style:family="table-column">
      <style:table-column-properties fo:break-before="auto" style:column-width="7.1437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80pt" style:use-optimal-row-height="true" fo:break-before="auto"/>
    </style:style>
    <style:style style:name="ro5" style:family="table-row">
      <style:table-row-properties style:row-height="2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3">
            <text:p>Historia de Usuario</text:p>
          </table:table-cell>
          <table:table-cell office:value-type="string" table:style-name="ce3">
            <text:p>Fecha Estimada de Entrega</text:p>
          </table:table-cell>
          <table:table-cell office:value-type="string" table:style-name="ce3">
            <text:p>Requerimientos para completar la Historia de Usuario</text:p>
          </table:table-cell>
          <table:table-cell office:value-type="string" table:style-name="ce6">
            <text:p>Respuesta al Requerimient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HU-003-Visitante</text:p>
          </table:table-cell>
          <table:table-cell office:value-type="string" table:style-name="ce4">
            <text:p>30 Diciembre</text:p>
          </table:table-cell>
          <table:table-cell office:value-type="string" table:style-name="ce5">
            <text:p>1. Fotos del parque de la fruta y otros recursos audiovisuales que se le desee agregar a la Landing Page.</text:p>
          </table:table-cell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4">
            <text:p>HU-004-Proveedor</text:p>
          </table:table-cell>
          <table:table-cell office:value-type="string" table:style-name="ce4">
            <text:p>12 Diciembre</text:p>
          </table:table-cell>
          <table:table-cell table:style-name="ce5"/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4">
            <text:p>HU-005-Productos</text:p>
          </table:table-cell>
          <table:table-cell office:value-type="string" table:style-name="ce4">
            <text:p>24 Diciembre</text:p>
          </table:table-cell>
          <table:table-cell table:style-name="ce5"/>
          <table:table-cell table:style-name="ce7"/>
          <table:table-cell table:number-columns-repeated="16380" table:style-name="ce1"/>
        </table:table-row>
        <table:table-row table:style-name="ro3">
          <table:table-cell office:value-type="string" table:style-name="ce4">
            <text:p>HU-006-Cosecha</text:p>
          </table:table-cell>
          <table:table-cell office:value-type="string" table:style-name="ce4">
            <text:p>Pendiente por definir</text:p>
          </table:table-cell>
          <table:table-cell office:value-type="string" table:style-name="ce5">
            <text:p>1. Definir parámetros (Fecha de Disponibilidad, Tiempo de Producción) en los cuáles se hará la gestión y logística de un producto al momento de recibir su cotización. Este punto es bastante relevante al momento en el que se recibe una cotización en Frutanet.</text:p>
          </table:table-cell>
          <table:table-cell table:style-name="ce7"/>
          <table:table-cell table:number-columns-repeated="16380" table:style-name="ce1"/>
        </table:table-row>
        <table:table-row table:style-name="ro4">
          <table:table-cell office:value-type="string" table:style-name="ce4">
            <text:p>HU-007-Cotizaciones</text:p>
          </table:table-cell>
          <table:table-cell office:value-type="string" table:style-name="ce4">
            <text:p>24 Noviembre</text:p>
          </table:table-cell>
          <table:table-cell office:value-type="string" table:style-name="ce5">
            <text:p>1. Definir los criterios de aceptación con los cuáles se puede recibir una cotización dado los siguientes parámetros:</text:p>
            <text:p>*Nombre del Producto</text:p>
            <text:p>*Tipo de Producto (Frutas, Hortalizas, Granos, Semillas, Otros)</text:p>
            <text:p>*Tamaño (Grande, Mediano, Pequeño)</text:p>
            <text:p>*Estado de Maduración (Maduro, Verde, Pintón)</text:p>
            <text:p>*Fecha de Disponibilidad (¿Cuál sería la fecha límite para cada cotización?)</text:p>
            <text:p>*Geolocalización del producto (¿Desde dónde ofrecen el producto?)</text:p>
            <text:p>Nota: Todas estas son observaciones que deben ser realizadas y verificadas por personas expertas en agronomía.</text:p>
          </table:table-cell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4">
            <text:p>HU-008-Contratos</text:p>
          </table:table-cell>
          <table:table-cell office:value-type="string" table:style-name="ce4">
            <text:p>17 Noviembre</text:p>
          </table:table-cell>
          <table:table-cell table:style-name="ce5"/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4">
            <text:p>HU-009-Ecomerce</text:p>
          </table:table-cell>
          <table:table-cell office:value-type="string" table:style-name="ce4">
            <text:p>30 Diciembre</text:p>
          </table:table-cell>
          <table:table-cell table:style-name="ce5"/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4">
            <text:p>HU-010-Favoritos</text:p>
          </table:table-cell>
          <table:table-cell office:value-type="string" table:style-name="ce4">
            <text:p>24 Diciembre</text:p>
          </table:table-cell>
          <table:table-cell table:style-name="ce5"/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4">
            <text:p>HU-011-Comprador</text:p>
          </table:table-cell>
          <table:table-cell office:value-type="string" table:style-name="ce4">
            <text:p>12 Diciembre</text:p>
          </table:table-cell>
          <table:table-cell table:style-name="ce5"/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4">
            <text:p>HU-013-Administrador</text:p>
          </table:table-cell>
          <table:table-cell office:value-type="string" table:style-name="ce4">
            <text:p>24 Diciembre</text:p>
          </table:table-cell>
          <table:table-cell table:style-name="ce5"/>
          <table:table-cell table:style-name="ce7"/>
          <table:table-cell table:style-name="ce2"/>
          <table:table-cell table:number-columns-repeated="16379"/>
        </table:table-row>
        <table:table-row table:style-name="ro2">
          <table:table-cell office:value-type="string" table:style-name="ce4">
            <text:p>HU-014-Pasarela de Pago</text:p>
          </table:table-cell>
          <table:table-cell office:value-type="string" table:style-name="ce4">
            <text:p>Pendiente por definir</text:p>
          </table:table-cell>
          <table:table-cell office:value-type="string" table:style-name="ce5">
            <text:p>Explicar cómo tienen integrado Mercado Pago para las transacciones actualmente.</text:p>
          </table:table-cell>
          <table:table-cell table:style-name="ce7"/>
          <table:table-cell table:number-columns-repeated="16380" table:style-name="ce1"/>
        </table:table-row>
        <table:table-row table:style-name="ro5">
          <table:table-cell office:value-type="string" table:style-name="ce4">
            <text:p>HU-015-Dashboard Gerencial</text:p>
          </table:table-cell>
          <table:table-cell office:value-type="string" table:style-name="ce4">
            <text:p>Pendiente por definir</text:p>
          </table:table-cell>
          <table:table-cell office:value-type="string" table:style-name="ce5">
            <text:p>El Dashboard gerencial es un tablero de Power BI que puede integrarse a MercaFruta para ver reportes y estadísticas de determinados items.</text:p>
            <text:p>Los items que se tienen en mente para visualizar en el dashboard gerencial son los siguientes:</text:p>
            <text:p>1. Cotizaciones (recibidas, en revisión, aprobadas, no aprobadas, devuelta con observación, recibida con ajuste).</text:p>
            <text:p>2. Contratos (1.En Elaboración, En Revisión, Enviado para Firma, Recibido, Legalizado).</text:p>
            <text:p>3. Gestión de Pagos (Parte contable que hay que definir en detalle)</text:p>
            <text:p>4. Venta y Pedidos de Frutanet.</text:p>
            <text:p>Estos son los puntos que se tienen en mente hasta el <text:s/>momento y que se irán definiendo con más detalle a medida que se avance en el proyecto. ¿Qué otros puntos le agregarían?</text:p>
          </table:table-cell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4">
            <text:p>HU-016-Promociones</text:p>
          </table:table-cell>
          <table:table-cell office:value-type="string" table:style-name="ce4">
            <text:p>24 Diciembre</text:p>
          </table:table-cell>
          <table:table-cell table:style-name="ce5"/>
          <table:table-cell table:style-name="ce7"/>
          <table:table-cell table:number-columns-repeated="16380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Dilan Jimenez Arroyave</meta:initial-creator>
    <dc:creator>Dilan Jimenez Arroyave</dc:creator>
    <meta:creation-date>2022-11-10T13:10:57Z</meta:creation-date>
    <dc:date>2022-11-17T18:26:31Z</dc:date>
  </office:meta>
</office:document-meta>
</file>